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9174" officeooo:paragraph-rsid="000091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solution given in this case is:<text:line-break/>GestChessPlayers.java is the main one where I initialize all the files necessary for the application to work. It also prints the menu and selects the option that the user wants to make until the user selects option 0.</text:p>
      <text:p text:style-name="P1">PlayersChess.java <text:s/>is responsible for creating "player" objects which each will have their unique ID, name, country and scores.</text:p>
      <text:p text:style-name="P1">TournamentPlayers.java is responsible for managing the players and carrying out the tasks requested in each of the functions.<text:line-break/>The main, when you choose option 1, will call the addPlayers() function, which is used to enter the data entered by the user in a PlayersChess object that will be stored in an array, in a loop until the user enters the id " 0".<text:line-break/>When it occurs, that function will call the savePlayersToCSV and savePlayersToXML functions, which are responsible for saving data in the CSV and XML files.<text:line-break/>When the user chooses option two of the main, he will call the readPlayersFromXML() function, which is responsible for reading and printing the information of all the players through the console with the DOM method.</text:p>
      <text:p text:style-name="Standard">When the user chooses option three of the main, the convertXMLToHTMLWithXSL() method is used to transform from XML to HTML with a structure established in the XSL.</text:p>
      <text:p text:style-name="Standard">When the user uses option four, the modifyRating() method is called, which is responsible for collecting the user's data on the Id, game to be modified and score. Then it will search and modify the XML with DOM. It will also update the CSV so that when option five of the main is used, it is with updated data.</text:p>
      <text:p text:style-name="Standard">When the user uses option five, he will call the chessMasterCandidates() method which is responsible for reading the CSV, entering the data into an array and using the savePlayersToXML() and ConvertXMLToHTMLWithXSL() method he will save it in an XML and an alternative HTML with the data of the players who have obtained 3 points.</text:p>
      <text:p text:style-name="Standard"/>
      <text:p text:style-name="Standard">The biggest difficulty I have encountered has been when adding the scores, since I use an array. Initializing it outside of While in option 5 updated the scores of all players, since it pointed to the same memory location. To solve it, I initialize it inside the While, so each time a different score array will be initialized.</text:p>
      <text:p text:style-name="Standard"/>
      <text:p text:style-name="Standard">As possible improvements, I would propose updating the HTML every time any of the data was modified.</text:p>
      <text:p text:style-name="Standard">Another improvement could be the modification of the data in case of error when entering it into the system (id, name, countr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0T20:04:39.828000000</meta:creation-date>
    <dc:date>2023-10-31T06:01:11.175000000</dc:date>
    <meta:editing-duration>PT9H56M32S</meta:editing-duration>
    <meta:editing-cycles>1</meta:editing-cycles>
    <meta:document-statistic meta:table-count="0" meta:image-count="0" meta:object-count="0" meta:page-count="1" meta:paragraph-count="9" meta:word-count="422" meta:character-count="2464" meta:non-whitespace-character-count="2050"/>
    <meta:generator>LibreOffice/7.4.2.3$Windows_X86_64 LibreOffice_project/382eef1f22670f7f4118c8c2dd222ec7ad009daf</meta:generator>
  </office:meta>
</office:document-meta>
</file>